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png" manifest:full-path="Pictures/1.png"/>
  <manifest:file-entry manifest:media-type="image/png" manifest:full-path="Pictures/2.png"/>
  <manifest:file-entry manifest:media-type="image/png" manifest:full-path="Pictures/3.png"/>
  <manifest:file-entry manifest:media-type="image/png" manifest:full-path="Pictures/4.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office:automatic-styles>
    <style:style style:family="text" style:name="T1" style:display-name="T1">
      <style:text-properties style:text-underline-type="single"/>
    </style:style>
    <style:style style:family="text" style:name="T2" style:display-name="T2">
      <style:text-properties fo:font-size="18pt"/>
    </style:style>
    <style:style style:family="paragraph" style:name="P5" style:display-name="P5" style:parent-style-name="Normal">
      <style:text-properties fo:font-size="18pt" fo:font-weight="bold"/>
    </style:style>
    <style:style style:family="paragraph" style:name="P6" style:display-name="P6" style:parent-style-name="Normal">
      <style:text-properties fo:color="#800000" style:font-name="Trebuchet MS" fo:font-size="15pt"/>
    </style:style>
    <style:style style:family="paragraph" style:name="P7" style:display-name="P7" style:parent-style-name="Normal"/>
    <style:style style:family="paragraph" style:name="P1" style:display-name="P1" style:parent-style-name="Normal">
      <style:paragraph-properties fo:break-before="page"/>
      <style:text-properties fo:font-size="18pt"/>
    </style:style>
    <style:style style:family="paragraph" style:name="P2" style:display-name="P2" style:parent-style-name="Normal">
      <style:text-properties fo:font-size="18pt"/>
    </style:style>
    <style:style style:family="paragraph" style:name="P3" style:display-name="P3" style:parent-style-name="Normal">
      <style:paragraph-properties fo:text-align="center"/>
      <style:text-properties style:font-name="Segoe UI Black" fo:font-size="54pt"/>
    </style:style>
    <style:style style:family="paragraph" style:name="P4" style:display-name="P4" style:parent-style-name="Normal">
      <style:text-properties style:font-name="Tahoma" fo:font-size="18pt"/>
    </style:style>
    <style:style style:family="section" style:name="Sect1" style:display-name="Sect1"/>
    <style:style style:family="graphic" style:name="graphic1" style:display-name="graphic1" style:parent-style-name="Graphics">
      <style:graphic-properties style:wrap="parallel"/>
    </style:style>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office:automatic-styles>
  <office:body>
    <office:text>
      <text:section text:style-name="Sect1" text:name="Section1">
        <text:p text:style-name="P1"/>
        <text:p text:style-name="P2"/>
        <text:p text:style-name="P3">JEU DE BOWLING</text:p>
        <text:p text:style-name="P2"/>
        <text:p text:style-name="P2"/>
        <text:p text:style-name="P2"/>
        <text:p text:style-name="P2"/>
        <text:p text:style-name="P2"/>
        <text:p text:style-name="P2"/>
        <text:p text:style-name="P4"><text:span text:style-name="T1">Groupe n°1 :</text:span> Rémi PIGNOT – Théo PAQUET – Mélanie GEAY</text:p>
        <text:p text:style-name="P4">(Terminale S4)</text:p>
        <text:p text:style-name="P4"/>
        <text:p text:style-name="P4"><text:span text:style-name="T1">Professeurs :</text:span> M. DELAY et M. DESFORÊTS</text:p>
        <text:p text:style-name="P4"/>
        <text:p text:style-name="P4"/>
        <text:p text:style-name="P4"/>
        <text:p text:style-name="P2">PRESENTATION DE LA PROBLEMATIQUE DU SUJE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CAHIER DES CHARGES, BUT VISE</text:p>
        <text:p text:style-name="P2">Le but de ce projet est de créer un jeu de bowling sous Python et muni d'une interface Tkinter.</text:p>
        <text:p text:style-name="P2"/>
        <text:p text:style-name="P2">Pour jouer, nous utiliserons une jauge de position et une jauge de puissance pour lancer la boule sur la piste.</text:p>
        <text:p text:style-name="P2"/>
        <text:p text:style-name="P2">Le jeu se fera en 10 manches avec 2 lancers par manche (sauf strike). Seulement la dernière (10e manche) pourra se faire en 3 lancers en faisant un strike ou un spare au 1er ou 2e lancer. </text:p>
        <text:p text:style-name="P2"/>
        <text:p text:style-name="P2"/>
        <text:p text:style-name="P2"/>
        <text:p text:style-name="P2"/>
        <text:p text:style-name="P2"/>
        <text:p text:style-name="P2"/>
        <text:p text:style-name="P2"/>
        <text:p text:style-name="P2"/>
        <text:p text:style-name="P2"/>
        <text:p text:style-name="P5">REPARTITION DES TACHES</text:p>
        <text:p text:style-name="P2"/>
        <text:p text:style-name="P2">Rémi programme la partie graphique avec la création de la piste, de la boule et des quilles.</text:p>
        <text:p text:style-name="P2"/>
        <text:p text:style-name="P2">Mélanie se charge du calcul des points à chaque manche/lancer et de l'affichage du tableau de scores.</text:p>
        <text:p text:style-name="P2"/>
        <text:p text:style-name="P2">Théo s'occupe de la création du menu principal</text:p>
        <text:p text:style-name="P2"/>
        <text:p text:style-name="P2">Jauge de puissance ?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REALISATION/DEVELOPPEMENT</text:p>
        <text:p text:style-name="P2"/>
        <text:p text:style-name="P6">Création du tableau des scores - Mélanie</text:p>
        <text:p text:style-name="P2"/>
        <text:p text:style-name="P2">J'ai d'abord créé 10 variables, une pour chaque manche, que j'initialise à 0.</text:p>
        <text:p text:style-name="P2"/>
        <text:p text:style-name="P2"><text:p><draw:frame text:anchor-type="paragraph" svg:x="0.019cm" svg:y="-0.1444in" draw:z-index="0" draw:style-name="graphic1" svg:width="9.442cm" svg:height="7.271cm"><draw:image xlink:href="Pictures/1" xlink:type="simple" xlink:show="embed" xlink:actuate="onLoad"/></draw:frame></text:p></text:p>
        <text:p text:style-name="P2"/>
        <text:p text:style-name="P2"/>
        <text:p text:style-name="P2"/>
        <text:p text:style-name="P2"/>
        <text:p text:style-name="P2"/>
        <text:p text:style-name="P2"/>
        <text:p text:style-name="P2">Ensuite, il a fallu retrouver le nombre de quilles que la boule avait fait tomber pour pouvoir le mettre dans le futur tableau des scores. Puisque toutes les parties du programme final n'ont pas été mis en commun, j'ai pour l'instant mis des valeurs au hasard pour chaque tour qui à la fin seront remplacées par les noms des variables contenant le nombre de quilles tombées.</text:p>
        <text:p text:style-name="P7"><text:p><draw:frame text:anchor-type="paragraph" svg:x="0.185cm" svg:y="0.323cm" draw:z-index="0" draw:style-name="graphic1" svg:width="10.442cm" svg:height="7.075cm"><draw:image xlink:href="Pictures/2" xlink:type="simple" xlink:show="embed" xlink:actuate="onLoad"/></draw:frame></text:p></text:p>
        <text:p text:style-name="P7"/>
        <text:p text:style-name="P7"><text:span text:style-name="T2">J'ai ensuite créé une variable afin d'additionner les valeurs précédentes pour calculer le score total </text:span></text:p>
        <text:p text:style-name="P7"><text:p><draw:frame text:anchor-type="paragraph" svg:x="-2cm" svg:y="0.407cm" draw:z-index="0" draw:style-name="graphic1" svg:width="21.001cm" svg:height="1.621cm"><draw:image xlink:href="Pictures/3" xlink:type="simple" xlink:show="embed" xlink:actuate="onLoad"/></draw:frame></text:p></text:p>
        <text:p text:style-name="P7"><text:span text:style-name="T2">Puis j'ai procédé à la création des premiers éléments du tableau, c'est à dire les cases « Tour », « Joueur » et « Total » </text:span></text:p>
        <text:p text:style-name="P2"><text:p><draw:frame text:anchor-type="paragraph" svg:x="0.055cm" svg:y="0.515cm" draw:z-index="0" draw:style-name="graphic1" svg:width="16.258cm" svg:height="3.514cm"><draw:image xlink:href="Pictures/4" xlink:type="simple" xlink:show="embed" xlink:actuate="onLoad"/></draw:frame></text:p></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INTEGR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PRODUCTION FINAL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BILAN ET PERSPECTIV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NNEXE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rebuchet MS" svg:font-family="Trebuchet MS"/>
    <style:font-face style:name="Times New Roman" svg:font-family="Times New Roman"/>
    <style:font-face style:name="Segoe UI Black" svg:font-family="Segoe UI Black"/>
    <style:font-face style:name="Tahoma" svg:font-family="Tahoma"/>
  </office:font-face-decls>
  <office:styles>
    <style:default-style style:family="paragraph">
      <style:paragraph-properties style:tab-stop-distance="1.251cm"/>
    </style:default-style>
    <style:style style:family="paragraph" style:name="Contents-4" style:display-name="Contents 4" style:parent-style-name="Normal" style:next-style-name="Normal">
      <style:paragraph-properties fo:text-indent="-0.300000in" fo:margin-left="2.000000in"/>
    </style:style>
    <style:style style:family="paragraph" style:name="Contents-2" style:display-name="Contents 2" style:parent-style-name="Normal" style:next-style-name="Normal">
      <style:paragraph-properties fo:text-indent="-0.300000in" fo:margin-left="1.000000in"/>
    </style:style>
    <style:style style:family="paragraph" style:name="Heading" style:display-name="Heading" style:parent-style-name="Normal" style:next-style-name="Text-body">
      <style:paragraph-properties fo:margin-top="0.423cm" fo:margin-bottom="0.212cm" fo:keep-with-next="always"/>
      <style:text-properties style:font-name="Arial" fo:font-size="14pt"/>
    </style:style>
    <style:style style:family="paragraph" style:name="Contents-1" style:display-name="Contents 1" style:parent-style-name="Normal" style:next-style-name="Normal">
      <style:paragraph-properties fo:text-indent="-0.300000in" fo:margin-left="0.500000in"/>
    </style:style>
    <style:style style:family="paragraph" style:name="Caption" style:display-name="Caption" style:parent-style-name="Normal" style:next-style-name="Caption">
      <style:paragraph-properties fo:margin-top="0.212cm" fo:margin-bottom="0.212cm"/>
      <style:text-properties fo:font-size="12pt" fo:font-style="italic"/>
    </style:style>
    <style:style style:family="paragraph" style:name="Contents-3" style:display-name="Contents 3" style:parent-style-name="Normal" style:next-style-name="Normal">
      <style:paragraph-properties fo:text-indent="-0.300000in" fo:margin-left="1.500000in"/>
    </style:style>
    <style:style style:family="paragraph" style:name="Text-body" style:display-name="Text body" style:parent-style-name="Normal" style:next-style-name="Text-body">
      <style:paragraph-properties fo:margin-top="0cm" fo:margin-bottom="0.212cm"/>
    </style:style>
    <style:style style:family="paragraph" style:name="Normal" style:display-name="Normal">
      <style:paragraph-properties style:writing-mode="lr"/>
      <style:text-properties style:font-name="Times New Roman" fo:font-size="12pt" fo:language="fr" fo:country="FR"/>
    </style:style>
  </office:styles>
  <office:automatic-styles>
    <style:page-layout style:name="Standard">
      <style:page-layout-properties fo:page-width="210.000000mm" fo:page-height="297.000000mm"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2 (unix, gtk)</meta:generator>
    <meta:creation-date>2019-04-25T17:48:19.38</meta:creation-date>
    <dc:date>Thu May  2 10:22:50 2019
</dc:date>
  </office:meta>
</office:document-meta>
</file>